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ff00" draw:textarea-horizontal-align="justify" draw:textarea-vertical-align="middle" draw:auto-grow-height="false" fo:min-height="0cm" fo:min-width="0cm"/>
    </style:style>
    <style:style style:name="gr2" style:family="graphic" style:parent-style-name="standard">
      <style:graphic-properties draw:fill="solid" draw:fill-color="#cc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06cm" fo:min-width="2.401cm"/>
    </style:style>
    <style:style style:name="gr4" style:family="graphic" style:parent-style-name="standard">
      <style:graphic-properties draw:marker-end="Arrow" draw:marker-end-width="0.203cm" draw:textarea-horizontal-align="center" draw:textarea-vertical-align="middle"/>
    </style:style>
    <style:style style:name="gr5" style:family="graphic" style:parent-style-name="standard">
      <style:graphic-properties draw:fill="solid" draw:fill-color="#99ccff" draw:textarea-horizontal-align="center" draw:textarea-vertical-align="middle"/>
    </style:style>
    <style:style style:name="gr6" style:family="graphic" style:parent-style-name="standard">
      <style:graphic-properties draw:fill="solid" draw:fill-color="#ffff00" draw:textarea-vertical-align="middle" draw:auto-grow-height="false" fo:min-height="0.749cm" fo:min-width="0.499cm"/>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65cm" fo:min-width="1.414cm"/>
    </style:style>
    <style:style style:name="gr9" style:family="graphic" style:parent-style-name="standard">
      <style:graphic-properties draw:stroke="none" svg:stroke-color="#000000" draw:fill="none" draw:fill-color="#ffffff" draw:textarea-horizontal-align="left" draw:auto-grow-height="true" draw:auto-grow-width="true" fo:min-height="0.553cm" fo:min-width="1.414cm"/>
    </style:style>
    <style:style style:name="gr10" style:family="graphic" style:parent-style-name="standard">
      <style:graphic-properties draw:stroke="none" svg:stroke-color="#000000" draw:fill="none" draw:fill-color="#ffffff" draw:textarea-horizontal-align="left" draw:auto-grow-height="true" draw:auto-grow-width="true" fo:min-height="0.835cm" fo:min-width="2.129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766cm" fo:min-width="4.693cm"/>
    </style:style>
    <style:style style:name="gr13" style:family="graphic" style:parent-style-name="standard">
      <style:graphic-properties draw:stroke="none" svg:stroke-color="#000000" draw:fill="none" draw:fill-color="#ffffff" draw:textarea-horizontal-align="left" draw:auto-grow-height="true" draw:auto-grow-width="true" fo:min-height="1.817cm" fo:min-width="2.088cm"/>
    </style:style>
    <style:style style:name="gr14" style:family="graphic" style:parent-style-name="standard">
      <style:graphic-properties draw:fill="solid" draw:fill-color="#ffcc99" draw:textarea-horizontal-align="center" draw:textarea-vertical-align="middle"/>
    </style:style>
    <style:style style:name="gr15" style:family="graphic" style:parent-style-name="standard">
      <style:graphic-properties draw:fill="solid" draw:fill-color="#ffff00" draw:textarea-vertical-align="top" draw:auto-grow-height="false" fo:min-height="0.749cm" fo:min-width="0.499cm" fo:padding-top="0.381cm"/>
    </style:style>
    <style:style style:name="gr16" style:family="graphic" style:parent-style-name="standard">
      <style:graphic-properties draw:fill="solid" draw:fill-color="#ffff00" draw:textarea-vertical-align="top" draw:auto-grow-height="false" fo:min-height="0.749cm" fo:min-width="0.499cm" fo:padding-top="0.178cm"/>
    </style:style>
    <style:style style:name="gr17" style:family="graphic" style:parent-style-name="standard">
      <style:graphic-properties draw:stroke="none" svg:stroke-color="#000000" draw:fill="none" draw:fill-color="#ffffff" draw:textarea-horizontal-align="left" draw:auto-grow-height="true" draw:auto-grow-width="true" fo:min-height="0.606cm" fo:min-width="2.558cm"/>
    </style:style>
    <style:style style:name="gr18" style:family="graphic" style:parent-style-name="standard">
      <style:graphic-properties draw:stroke="none" svg:stroke-color="#000000" draw:fill="none" draw:fill-color="#ffffff" draw:textarea-horizontal-align="left" draw:auto-grow-height="true" draw:auto-grow-width="true" fo:min-height="0.607cm" fo:min-width="2.559cm"/>
    </style:style>
    <style:style style:name="gr19" style:family="graphic" style:parent-style-name="standard">
      <style:graphic-properties draw:fill="solid" draw:fill-color="#ffcc99" draw:textarea-horizontal-align="center" draw:textarea-vertical-align="middle" fo:padding-bottom="0.254cm"/>
    </style:style>
    <style:style style:name="gr20" style:family="graphic" style:parent-style-name="standard">
      <style:graphic-properties draw:fill="solid" draw:fill-color="#99ccff" draw:textarea-horizontal-align="justify" draw:textarea-vertical-align="middle" draw:auto-grow-height="false" fo:min-height="0cm" fo:min-width="0cm"/>
    </style:style>
    <style:style style:name="gr21" style:family="graphic" style:parent-style-name="standard">
      <style:graphic-properties draw:marker-start="Arrow"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9pt"/>
    </style:style>
    <style:style style:name="P5" style:family="paragraph">
      <style:paragraph-properties fo:text-align="center"/>
    </style:style>
    <style:style style:name="P6" style:family="paragraph">
      <style:paragraph-properties fo:margin-left="0cm" fo:margin-right="0cm" fo:text-indent="0cm"/>
      <style:text-properties fo:font-size="6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9pt"/>
    </style:style>
    <style:style style:name="P9" style:family="paragraph">
      <style:paragraph-properties fo:margin-left="0cm" fo:margin-right="0cm" fo:text-align="end" fo:text-indent="0cm"/>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align="center" fo:text-indent="0cm"/>
      <style:text-properties fo:font-size="18pt"/>
    </style:style>
    <style:style style:name="P12" style:family="paragraph">
      <style:paragraph-properties fo:margin-left="0cm" fo:margin-right="0cm" fo:text-align="center" fo:text-indent="0cm"/>
      <style:text-properties fo:font-size="14pt"/>
    </style:style>
    <style:style style:name="T1" style:family="text">
      <style:text-properties fo:font-size="9pt"/>
    </style:style>
    <style:style style:name="T2" style:family="text">
      <style:text-properties fo:font-size="6pt"/>
    </style:style>
    <style:style style:name="T3" style:family="text">
      <style:text-properties fo:font-size="12pt"/>
    </style:style>
    <style:style style:name="T4" style:family="text">
      <style:text-properties fo:font-size="18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4.596cm" svg:height="1.104cm" svg:x="5.883cm" svg:y="4.294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2.183cm" svg:height="0.919cm" svg:x="4.121cm" svg:y="2cm">
          <text:p text:style-name="P1"><text:span text:style-name="T1">VO frontend</text:span></text:p>
        </draw:rect>
        <draw:frame draw:style-name="gr3" draw:text-style-name="P4" draw:layer="layout" svg:width="2.901cm" svg:height="0.725cm" svg:x="5.679cm" svg:y="3.074cm">
          <draw:text-box>
            <text:p text:style-name="P3"><text:span text:style-name="T1">Request glideins</text:span></text:p>
          </draw:text-box>
        </draw:frame>
        <draw:line draw:style-name="gr4" draw:text-style-name="P5" draw:layer="layout" svg:x1="5.07cm" svg:y1="3.028cm" svg:x2="5.843cm" svg:y2="4.272cm">
          <text:p text:style-name="P3"/>
        </draw:line>
        <draw:rect draw:style-name="gr2" draw:text-style-name="P2" draw:layer="layout" svg:width="2.183cm" svg:height="0.92cm" svg:x="1.107cm" svg:y="3.93cm">
          <text:p text:style-name="P1"><text:span text:style-name="T1">VO frontend</text:span></text:p>
        </draw:rect>
        <draw:line draw:style-name="gr4" draw:text-style-name="P5" draw:layer="layout" svg:x1="3.396cm" svg:y1="4.488cm" svg:x2="5.821cm" svg:y2="4.808cm">
          <text:p text:style-name="P3"/>
        </draw:line>
        <draw:rect draw:style-name="gr5" draw:text-style-name="P2" draw:layer="layout" svg:width="2.357cm" svg:height="0.92cm" svg:x="10.765cm" svg:y="1.193cm">
          <text:p text:style-name="P1"><text:span text:style-name="T1">Glidein Factory</text:span></text:p>
        </draw:rect>
        <draw:custom-shape draw:style-name="gr6" draw:text-style-name="P2" draw:layer="layout" svg:width="2.09cm" svg:height="1.149cm" svg:x="14.307cm" svg:y="0.711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09cm" svg:height="1.149cm" svg:x="15.427cm" svg:y="2.057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09cm" svg:height="1.15cm" svg:x="16.604cm" svg:y="3.414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09cm" svg:height="1.149cm" svg:x="15.338cm" svg:y="5.044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5" draw:layer="layout" svg:x1="11.709cm" svg:y1="2.139cm" svg:x2="10.412cm" svg:y2="4.186cm">
          <text:p text:style-name="P3"/>
        </draw:line>
        <draw:line draw:style-name="gr4" draw:text-style-name="P5" draw:layer="layout" svg:x1="13.649cm" svg:y1="4.137cm" svg:x2="10.562cm" svg:y2="4.829cm">
          <text:p text:style-name="P3"/>
        </draw:line>
        <draw:line draw:style-name="gr7" draw:text-style-name="P5" draw:layer="layout" svg:x1="13.208cm" svg:y1="1.585cm" svg:x2="14.216cm" svg:y2="1.435cm">
          <text:p text:style-name="P3"/>
        </draw:line>
        <draw:line draw:style-name="gr7" draw:text-style-name="P5" draw:layer="layout" svg:x1="15.076cm" svg:y1="3.539cm" svg:x2="15.543cm" svg:y2="3.007cm">
          <text:p text:style-name="P3"/>
        </draw:line>
        <draw:line draw:style-name="gr7" draw:text-style-name="P5" draw:layer="layout" svg:x1="15.077cm" svg:y1="4.625cm" svg:x2="15.52cm" svg:y2="5.103cm">
          <text:p text:style-name="P3"/>
        </draw:line>
        <draw:line draw:style-name="gr7" draw:text-style-name="P5" draw:layer="layout" svg:x1="16.072cm" svg:y1="4.082cm" svg:x2="16.519cm" svg:y2="4.017cm">
          <text:p text:style-name="P3"/>
        </draw:line>
        <draw:frame draw:style-name="gr8" draw:text-style-name="P6" draw:layer="layout" svg:width="1.941cm" svg:height="0.569cm" svg:x="15.306cm" svg:y="4.57cm">
          <draw:text-box>
            <text:p text:style-name="P3"><text:span text:style-name="T2">Submit glideins</text:span></text:p>
          </draw:text-box>
        </draw:frame>
        <draw:frame draw:style-name="gr8" draw:text-style-name="P6" draw:layer="layout" svg:width="1.941cm" svg:height="0.569cm" svg:x="13.588cm" svg:y="2.942cm">
          <draw:text-box>
            <text:p text:style-name="P3"><text:span text:style-name="T2">Submit glideins</text:span></text:p>
          </draw:text-box>
        </draw:frame>
        <draw:frame draw:style-name="gr8" draw:text-style-name="P6" draw:layer="layout" svg:width="1.941cm" svg:height="0.569cm" svg:x="13.036cm" svg:y="1.529cm">
          <draw:text-box>
            <text:p text:style-name="P3"><text:span text:style-name="T2">Submit glideins</text:span></text:p>
          </draw:text-box>
        </draw:frame>
        <draw:frame draw:style-name="gr9" draw:text-style-name="P6" draw:layer="layout" svg:width="1.914cm" svg:height="0.887cm" svg:x="15.759cm" svg:y="3.215cm">
          <draw:text-box>
            <text:p text:style-name="P3"><text:span text:style-name="T2">Submit</text:span></text:p>
            <text:p text:style-name="P3"><text:span text:style-name="T2">glideins</text:span></text:p>
          </draw:text-box>
        </draw:frame>
        <draw:frame draw:style-name="gr10" draw:text-style-name="P8" draw:layer="layout" svg:width="2.907cm" svg:height="1.199cm" svg:x="8.866cm" svg:y="2.229cm">
          <draw:text-box>
            <text:p text:style-name="P7"><text:span text:style-name="T1">Publish available</text:span></text:p>
            <text:p text:style-name="P7"><text:span text:style-name="T1">glidein entries</text:span></text:p>
          </draw:text-box>
        </draw:frame>
        <draw:frame draw:style-name="gr10" draw:text-style-name="P8" draw:layer="layout" svg:width="2.907cm" svg:height="1.199cm" svg:x="10.737cm" svg:y="3.415cm">
          <draw:text-box>
            <text:p text:style-name="P7"><text:span text:style-name="T1">Publish available</text:span></text:p>
            <text:p text:style-name="P7"><text:span text:style-name="T1">glidein entries</text:span></text:p>
          </draw:text-box>
        </draw:frame>
        <draw:frame draw:style-name="gr3" draw:text-style-name="P4" draw:layer="layout" svg:width="2.901cm" svg:height="0.725cm" svg:x="3.138cm" svg:y="3.991cm">
          <draw:text-box>
            <text:p text:style-name="P3"><text:span text:style-name="T1">Request glideins</text:span></text:p>
          </draw:text-box>
        </draw:frame>
        <draw:rect draw:style-name="gr2" draw:text-style-name="P1" draw:layer="layout" svg:width="3.64cm" svg:height="1.449cm" svg:x="1.616cm" svg:y="7.446cm">
          <text:p text:style-name="P1">VO frontend</text:p>
        </draw:rect>
        <draw:line draw:style-name="gr11" draw:text-style-name="P5" draw:layer="layout" svg:x1="3.397cm" svg:y1="7.384cm" svg:x2="5.863cm" svg:y2="5.431cm">
          <text:p text:style-name="P3"/>
        </draw:line>
        <draw:line draw:style-name="gr11" draw:text-style-name="P5" draw:layer="layout" svg:x1="12.257cm" svg:y1="7.19cm" svg:x2="10.54cm" svg:y2="5.387cm">
          <text:p text:style-name="P3"/>
        </draw:line>
        <draw:frame draw:style-name="gr12" draw:text-style-name="P9" draw:layer="layout" svg:width="5.294cm" svg:height="2.139cm" svg:x="8.971cm" svg:y="5.265cm">
          <draw:text-box>
            <text:p text:style-name="P9">Publish available</text:p>
            <text:p text:style-name="P9"><text:s text:c="5"/>glidein entries</text:p>
          </draw:text-box>
        </draw:frame>
        <draw:frame draw:style-name="gr13" draw:text-style-name="P1" draw:layer="layout" svg:width="2.86cm" svg:height="2.139cm" svg:x="2.971cm" svg:y="5.25cm">
          <draw:text-box>
            <text:p text:style-name="P1">Request</text:p>
            <text:p text:style-name="P1">glideins</text:p>
          </draw:text-box>
        </draw:frame>
        <draw:rect draw:style-name="gr14" draw:text-style-name="P1" draw:layer="layout" svg:width="3.676cm" svg:height="1.242cm" svg:x="1.476cm" svg:y="10.032cm">
          <text:p text:style-name="P1">Job Schedd</text:p>
        </draw:rect>
        <draw:line draw:style-name="gr11" draw:text-style-name="P5" draw:layer="layout" svg:x1="3.358cm" svg:y1="9.891cm" svg:x2="3.363cm" svg:y2="8.991cm">
          <text:p text:style-name="P3"/>
        </draw:line>
        <draw:custom-shape draw:style-name="gr15" draw:text-style-name="P1" draw:layer="layout" svg:width="4.868cm" svg:height="2.638cm" svg:x="7.208cm" svg:y="9.503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6" draw:text-style-name="P1" draw:layer="layout" svg:width="4.868cm" svg:height="2.638cm" svg:x="13.008cm" svg:y="9.222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5" draw:layer="layout" svg:x1="11.733cm" svg:y1="8.753cm" svg:x2="10.862cm" svg:y2="9.519cm">
          <text:p text:style-name="P3"/>
        </draw:line>
        <draw:line draw:style-name="gr11" draw:text-style-name="P5" draw:layer="layout" svg:x1="12.752cm" svg:y1="8.74cm" svg:x2="13.526cm" svg:y2="9.53cm">
          <text:p text:style-name="P3"/>
        </draw:line>
        <draw:frame draw:style-name="gr17" draw:text-style-name="P10" draw:layer="layout" svg:width="3.381cm" svg:height="0.882cm" svg:x="7.311cm" svg:y="8.643cm">
          <draw:text-box>
            <text:p text:style-name="P3"><text:span text:style-name="T3">Submit glideins</text:span></text:p>
          </draw:text-box>
        </draw:frame>
        <draw:frame draw:style-name="gr18" draw:text-style-name="P10" draw:layer="layout" svg:width="3.381cm" svg:height="0.882cm" svg:x="14.548cm" svg:y="8.552cm">
          <draw:text-box>
            <text:p text:style-name="P3"><text:span text:style-name="T3">Submit glideins</text:span></text:p>
          </draw:text-box>
        </draw:frame>
        <draw:rect draw:style-name="gr5" draw:text-style-name="P11" draw:layer="layout" svg:width="4.365cm" svg:height="1.379cm" svg:x="10.043cm" svg:y="7.292cm">
          <text:p text:style-name="P1"><text:span text:style-name="T4">Glidein Factory</text:span></text:p>
        </draw:rect>
        <draw:rect draw:style-name="gr14" draw:text-style-name="P2" draw:layer="layout" svg:width="1.838cm" svg:height="0.621cm" svg:x="0.711cm" svg:y="2.885cm">
          <text:p text:style-name="P1"><text:span text:style-name="T1">Job Schedd</text:span></text:p>
        </draw:rect>
        <draw:line draw:style-name="gr4" draw:text-style-name="P5" draw:layer="layout" svg:x1="1.74cm" svg:y1="3.535cm" svg:x2="2.109cm" svg:y2="3.823cm">
          <text:p text:style-name="P3"/>
        </draw:line>
        <draw:rect draw:style-name="gr14" draw:text-style-name="P2" draw:layer="layout" svg:width="1.838cm" svg:height="0.621cm" svg:x="1.79cm" svg:y="1.889cm">
          <text:p text:style-name="P1"><text:span text:style-name="T1">Job Schedd</text:span></text:p>
        </draw:rect>
        <draw:rect draw:style-name="gr14" draw:text-style-name="P2" draw:layer="layout" svg:width="1.838cm" svg:height="0.62cm" svg:x="3.013cm" svg:y="0.935cm">
          <text:p text:style-name="P1"><text:span text:style-name="T1">Job Schedd</text:span></text:p>
        </draw:rect>
        <draw:rect draw:style-name="gr14" draw:text-style-name="P2" draw:layer="layout" svg:width="1.838cm" svg:height="0.621cm" svg:x="5.208cm" svg:y="0.872cm">
          <text:p text:style-name="P1"><text:span text:style-name="T1">Job Schedd</text:span></text:p>
        </draw:rect>
        <draw:line draw:style-name="gr4" draw:text-style-name="P5" draw:layer="layout" svg:x1="3.703cm" svg:y1="2.317cm" svg:x2="4.063cm" svg:y2="2.427cm">
          <text:p text:style-name="P3"/>
        </draw:line>
        <draw:line draw:style-name="gr4" draw:text-style-name="P5" draw:layer="layout" svg:x1="4.184cm" svg:y1="1.634cm" svg:x2="4.554cm" svg:y2="1.922cm">
          <text:p text:style-name="P3"/>
        </draw:line>
        <draw:line draw:style-name="gr4" draw:text-style-name="P5" draw:layer="layout" svg:x1="5.885cm" svg:y1="1.569cm" svg:x2="5.55cm" svg:y2="1.922cm">
          <text:p text:style-name="P3"/>
        </draw:line>
        <draw:rect draw:style-name="gr5" draw:text-style-name="P2" draw:layer="layout" svg:width="2.357cm" svg:height="0.92cm" svg:x="13.57cm" svg:y="3.638cm">
          <text:p text:style-name="P1"><text:span text:style-name="T1">Glidein Factory</text:span></text:p>
        </draw:rect>
        <draw:rect draw:style-name="gr14" draw:text-style-name="P1" draw:layer="layout" svg:width="4.137cm" svg:height="1.065cm" svg:x="3.815cm" svg:y="12.532cm">
          <text:p text:style-name="P1">VO Collector</text:p>
        </draw:rect>
        <draw:rect draw:style-name="gr19" draw:text-style-name="P1" draw:layer="layout" svg:width="4.137cm" svg:height="0.792cm" svg:x="3.816cm" svg:y="13.633cm">
          <text:p text:style-name="P1">Negotiator</text:p>
        </draw:rect>
        <draw:custom-shape draw:style-name="gr20" draw:text-style-name="P12" draw:layer="layout" svg:width="3.379cm" svg:height="0.801cm" svg:x="7.986cm" svg:y="10.923cm">
          <text:p text:style-name="P12"><text:span text:style-name="T5">glidein 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379cm" svg:height="0.801cm" svg:x="13.987cm" svg:y="10.224cm">
          <text:p text:style-name="P12"><text:span text:style-name="T5">glidein 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379cm" svg:height="0.801cm" svg:x="13.888cm" svg:y="10.325cm">
          <text:p text:style-name="P12"><text:span text:style-name="T5">glidein 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379cm" svg:height="0.801cm" svg:x="13.789cm" svg:y="10.426cm">
          <text:p text:style-name="P12"><text:span text:style-name="T5">glidein 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5" draw:layer="layout" svg:x1="8.325cm" svg:y1="11.727cm" svg:x2="7.454cm" svg:y2="12.493cm">
          <text:p text:style-name="P3"/>
        </draw:line>
        <draw:line draw:style-name="gr11" draw:text-style-name="P5" draw:layer="layout" svg:x1="14.225cm" svg:y1="11.289cm" svg:x2="8.055cm" svg:y2="12.993cm">
          <text:p text:style-name="P3"/>
        </draw:line>
        <draw:line draw:style-name="gr11" draw:text-style-name="P5" draw:layer="layout" svg:x1="14.547cm" svg:y1="11.308cm" svg:x2="8.055cm" svg:y2="13.093cm">
          <text:p text:style-name="P3"/>
        </draw:line>
        <draw:line draw:style-name="gr11" draw:text-style-name="P5" draw:layer="layout" svg:x1="14.906cm" svg:y1="11.308cm" svg:x2="8.055cm" svg:y2="13.193cm">
          <text:p text:style-name="P3"/>
        </draw:line>
        <draw:line draw:style-name="gr21" draw:text-style-name="P5" draw:layer="layout" svg:x1="4.962cm" svg:y1="12.425cm" svg:x2="3.58cm" svg:y2="11.308cm">
          <text:p text:style-name="P3"/>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19.406cm" fo:page-height="15.13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08:33:25</meta:creation-date>
    <dc:date>2008-01-14T13:05:26</dc:date>
    <dc:language>en-US</dc:language>
    <meta:editing-cycles>7</meta:editing-cycles>
    <meta:editing-duration>PT4H7M56S</meta:editing-duration>
    <meta:user-defined meta:name="Info 1"/>
    <meta:user-defined meta:name="Info 2"/>
    <meta:user-defined meta:name="Info 3"/>
    <meta:user-defined meta:name="Info 4"/>
    <meta:document-statistic meta:object-count="58"/>
  </office:meta>
</office:document-meta>
</file>